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ab7" officeooo:paragraph-rsid="000d8ab7"/>
    </style:style>
    <style:style style:name="P2" style:family="paragraph" style:parent-style-name="Standard">
      <style:text-properties fo:font-weight="bold" officeooo:rsid="000d8ab7" officeooo:paragraph-rsid="000d8ab7" style:font-weight-asian="bold" style:font-weight-complex="bold"/>
    </style:style>
    <style:style style:name="P3" style:family="paragraph" style:parent-style-name="Standard">
      <style:text-properties officeooo:rsid="001093f7" officeooo:paragraph-rsid="001093f7"/>
    </style:style>
    <style:style style:name="P4" style:family="paragraph" style:parent-style-name="Standard">
      <style:text-properties fo:font-style="italic" officeooo:rsid="000d8ab7" officeooo:paragraph-rsid="000d8ab7" style:font-style-asian="italic" style:font-style-complex="italic"/>
    </style:style>
    <style:style style:name="T1" style:family="text">
      <style:text-properties officeooo:rsid="000ea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th Planning using Harmonic Potentials</text:p>
      <text:p text:style-name="P1"/>
      <text:p text:style-name="P1"/>
      <text:p text:style-name="P1">INTRODUCTION</text:p>
      <text:p text:style-name="P1"/>
      <text:p text:style-name="P1">Path planning is the process of creating a set of feasible instructions that guide a robot through its task. Also sometimes called motion planning, the planner produces a set of </text:p>
      <text:p text:style-name="P1"/>
      <text:p text:style-name="P1">The principal types of path planners fall under one of these three umbrellas: exact planners, sampling-based planners, and search-based planners. Artificial Potential Field planners are a subset of exact planners (planners which operate in continuous space).</text:p>
      <text:p text:style-name="P1"/>
      <text:p text:style-name="P1">METHODS</text:p>
      <text:p text:style-name="P1"/>
      <text:p text:style-name="P4">Finite Elements Method</text:p>
      <text:p text:style-name="P1">Th<text:span text:style-name="T1">e finite elements approach discretizes the domain into cells and computes the </text:span></text:p>
      <text:p text:style-name="P1"/>
      <text:p text:style-name="P4">Integral Equation Methods </text:p>
      <text:p text:style-name="P3">The integral equations approach calculates the potential field on the boundaries of the domain and its obstacles. From here, ____ theorem can be used to find the potential anywhere within the domain. This is done in by ______ et al.</text:p>
      <text:p text:style-name="P3"/>
      <text:p text:style-name="P1"/>
      <text:p text:style-name="P1">RESULTS</text:p>
      <text:p text:style-name="P1"/>
      <text:p text:style-name="P1">DISCUSSION</text:p>
      <text:p text:style-name="P1"/>
      <text:p text:style-name="P1">CONCLUS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2:31:41.848939918</meta:creation-date>
    <dc:date>2022-01-21T12:58:53.409491813</dc:date>
    <meta:editing-duration>PT3M4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34" meta:character-count="882" meta:non-whitespace-character-count="757"/>
  </office:meta>
</office:document-meta>
</file>